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toBuffers( Publisher &lt; ? extends DataBuffer &gt; data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writeWith( Publisher &lt; ? extends DataBuffer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Netty2ClientHttpRequest.initReadOn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Request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ClientHttpRequest.ReactorNetty2ClientHttpRequest( HttpMethod method , URI uri , HttpClientRequest request , NettyOutbound out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Netty2ClientHttpRequest.writeWith( Path file , long position ,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